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modern" style:font-pitch="fixed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F0" style:family="paragraph">
      <style:paragraph-properties fo:break-before="page" fo:text-align="center" fo:margin-bottom="0in"/>
    </style:style>
    <style:style style:name="T10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2pt" style:font-size-asian="12pt" fo:language="ru" fo:country="RU"/>
    </style:style>
    <style:style style:name="T11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2pt" style:font-size-asian="12pt" fo:language="uk" fo:country="UA"/>
    </style:style>
    <style:style style:name="P12" style:parent-style-name="Standard" style:family="paragraph">
      <style:paragraph-properties fo:text-align="center" fo:margin-bottom="0in"/>
      <style:text-properties style:font-name="Times New Roman" style:font-name-complex="Times New Roman" fo:font-weight="bold" style:font-weight-asian="bold" fo:color="#000000" fo:font-size="14pt" style:font-size-asian="14pt" fo:language="uk" fo:country="UA"/>
    </style:style>
    <style:style style:name="P13" style:parent-style-name="Standard" style:family="paragraph">
      <style:paragraph-properties fo:text-align="center" fo:margin-bottom="0in"/>
      <style:text-properties style:font-name="Times New Roman" style:font-name-complex="Times New Roman" fo:font-weight="bold" style:font-weight-asian="bold" fo:color="#000000" fo:font-size="14pt" style:font-size-asian="14pt" fo:language="uk" fo:country="UA"/>
    </style:style>
    <style:style style:name="P14" style:parent-style-name="Standard" style:family="paragraph">
      <style:paragraph-properties fo:text-align="center" fo:margin-bottom="0in"/>
      <style:text-properties style:font-name="Times New Roman" style:font-name-complex="Times New Roman" fo:font-style="italic" style:font-style-asian="italic" fo:color="#000000" fo:font-size="14pt" style:font-size-asian="14pt" fo:language="uk" fo:country="UA"/>
    </style:style>
    <style:style style:name="P15" style:parent-style-name="Standard" style:family="paragraph">
      <style:paragraph-properties fo:text-align="center" fo:margin-bottom="0in"/>
      <style:text-properties style:font-name="Times New Roman" style:font-name-complex="Times New Roman" fo:font-style="italic" style:font-style-asian="italic" fo:color="#000000" fo:font-size="14pt" style:font-size-asian="14pt" fo:language="uk" fo:country="UA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color="#000000" fo:font-size="26pt" style:font-size-asian="26pt" fo:language="uk" fo:country="UA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color="#000000" fo:font-size="26pt" style:font-size-asian="26pt" fo:language="uk" fo:country="UA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color="#000000" fo:font-size="26pt" style:font-size-asian="26pt" fo:language="uk" fo:country="UA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style:font-name="Times New Roman" style:font-name-complex="Times New Roman" fo:font-weight="bold" style:font-weight-asian="bold" fo:color="#000000" fo:font-size="36pt" style:font-size-asian="36pt" fo:language="uk" fo:country="UA"/>
    </style:style>
    <style:style style:name="T21" style:parent-style-name="Основнойшрифтабзаца" style:family="text">
      <style:text-properties style:font-name="Times New Roman" style:font-name-complex="Times New Roman" fo:font-weight="bold" style:font-weight-asian="bold" fo:color="#000000" fo:font-size="36pt" style:font-size-asian="36pt"/>
    </style:style>
    <style:style style:name="P22" style:parent-style-name="Standard" style:family="paragraph">
      <style:paragraph-properties fo:text-align="center"/>
      <style:text-properties style:font-name="Times New Roman" style:font-name-complex="Times New Roman" fo:font-style="italic" style:font-style-asian="italic" fo:color="#000000" fo:font-size="16pt" style:font-size-asian="16pt" fo:language="uk" fo:country="UA"/>
    </style:style>
    <style:style style:name="P23" style:parent-style-name="Standard" style:family="paragraph">
      <style:paragraph-properties fo:text-align="center"/>
    </style:style>
    <style:style style:name="T2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22pt" style:font-size-asian="22pt" style:font-size-complex="22pt" fo:language="uk" fo:country="UA"/>
    </style:style>
    <style:style style:name="T2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22pt" style:font-size-asian="22pt" style:font-size-complex="22pt" fo:language="uk" fo:country="UA"/>
    </style:style>
    <style:style style:name="T2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22pt" style:font-size-asian="22pt" style:font-size-complex="22pt" fo:language="uk" fo:country="UA"/>
    </style:style>
    <style:style style:name="T27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22pt" style:font-size-asian="22pt" style:font-size-complex="22pt" fo:language="ru" fo:country="RU"/>
    </style:style>
    <style:style style:name="T28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22pt" style:font-size-asian="22pt" style:font-size-complex="22pt" fo:language="uk" fo:country="UA"/>
    </style:style>
    <style:style style:name="T2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22pt" style:font-size-asian="22pt" style:font-size-complex="22pt" fo:language="uk" fo:country="UA"/>
    </style:style>
    <style:style style:name="P30" style:parent-style-name="Standard" style:family="paragraph">
      <style:paragraph-properties fo:text-align="center" fo:margin-bottom="0in"/>
      <style:text-properties style:font-name="Times New Roman" style:font-name-complex="Times New Roman" fo:font-style="italic" style:font-style-asian="italic" fo:color="#000000" fo:font-size="16pt" style:font-size-asian="16pt" fo:language="uk" fo:country="UA"/>
    </style:style>
    <style:style style:name="P31" style:parent-style-name="Standard" style:family="paragraph">
      <style:paragraph-properties fo:text-align="center" fo:margin-bottom="0in"/>
      <style:text-properties style:font-name="Times New Roman" style:font-name-complex="Times New Roman" fo:font-style="italic" style:font-style-asian="italic" fo:color="#000000" fo:font-size="16pt" style:font-size-asian="16pt" fo:language="uk" fo:country="UA"/>
    </style:style>
    <style:style style:name="P32" style:parent-style-name="Standard" style:family="paragraph">
      <style:paragraph-properties fo:text-align="end"/>
      <style:text-properties fo:color="#000000" fo:font-size="10pt" style:font-size-asian="10pt" fo:language="uk" fo:country="UA"/>
    </style:style>
    <style:style style:name="P33" style:parent-style-name="Standard" style:family="paragraph">
      <style:paragraph-properties fo:text-align="end" fo:margin-bottom="0in"/>
      <style:text-properties style:font-name="Times New Roman" style:font-name-complex="Times New Roman" fo:font-weight="bold" style:font-weight-asian="bold" fo:color="#000000" fo:font-size="14pt" style:font-size-asian="14pt" fo:language="ru" fo:country="RU"/>
    </style:style>
    <style:style style:name="P34" style:parent-style-name="Standard" style:family="paragraph">
      <style:paragraph-properties fo:text-align="end" fo:margin-bottom="0in"/>
      <style:text-properties style:font-name="Times New Roman" style:font-name-complex="Times New Roman" fo:font-weight="bold" style:font-weight-asian="bold" fo:color="#000000" fo:font-size="14pt" style:font-size-asian="14pt" fo:language="uk" fo:country="UA"/>
    </style:style>
    <style:style style:name="P35" style:parent-style-name="Standard" style:family="paragraph">
      <style:paragraph-properties fo:text-align="end" fo:margin-bottom="0in"/>
      <style:text-properties style:font-name="Times New Roman" style:font-name-complex="Times New Roman" fo:color="#000000" fo:font-size="14pt" style:font-size-asian="14pt" fo:language="uk" fo:country="UA"/>
    </style:style>
    <style:style style:name="P36" style:parent-style-name="Standard" style:family="paragraph">
      <style:paragraph-properties fo:text-align="end" fo:margin-bottom="0in"/>
    </style:style>
    <style:style style:name="T37" style:parent-style-name="Основнойшрифтабзаца" style:family="text">
      <style:text-properties style:font-name="Times New Roman" style:font-name-complex="Times New Roman" fo:color="#000000" fo:font-size="14pt" style:font-size-asian="14pt" fo:language="uk" fo:country="UA"/>
    </style:style>
    <style:style style:name="P38" style:parent-style-name="Standard" style:family="paragraph">
      <style:paragraph-properties fo:text-align="end" fo:margin-bottom="0in"/>
      <style:text-properties style:font-name="Times New Roman" style:font-name-complex="Times New Roman" fo:font-style="italic" style:font-style-asian="italic" fo:color="#000000" fo:font-size="14pt" style:font-size-asian="14pt" fo:language="uk" fo:country="UA"/>
    </style:style>
    <style:style style:name="P39" style:parent-style-name="Standard" style:family="paragraph">
      <style:paragraph-properties fo:text-align="end" fo:margin-bottom="0in"/>
      <style:text-properties style:font-name="Times New Roman" style:font-name-complex="Times New Roman" fo:font-style="italic" style:font-style-asian="italic" fo:color="#000000" fo:font-size="14pt" style:font-size-asian="14pt" fo:language="uk" fo:country="UA"/>
    </style:style>
    <style:style style:name="P40" style:parent-style-name="Standard" style:family="paragraph">
      <style:paragraph-properties fo:text-align="end" fo:margin-bottom="0in"/>
      <style:text-properties style:font-name="Times New Roman" style:font-name-complex="Times New Roman" fo:color="#000000" fo:font-size="14pt" style:font-size-asian="14pt" fo:language="uk" fo:country="UA"/>
    </style:style>
    <style:style style:name="P41" style:parent-style-name="Standard" style:family="paragraph">
      <style:paragraph-properties fo:text-align="end" fo:margin-bottom="0in"/>
      <style:text-properties style:font-name="Times New Roman" style:font-name-complex="Times New Roman" fo:font-weight="bold" style:font-weight-asian="bold" fo:color="#000000" fo:font-size="14pt" style:font-size-asian="14pt" fo:language="uk" fo:country="UA"/>
    </style:style>
    <style:style style:name="P42" style:parent-style-name="Standard" style:family="paragraph">
      <style:paragraph-properties fo:text-align="end" fo:margin-bottom="0in"/>
      <style:text-properties style:font-name="Times New Roman" style:font-name-complex="Times New Roman" fo:font-style="italic" style:font-style-asian="italic" fo:color="#000000" fo:font-size="14pt" style:font-size-asian="14pt" fo:language="uk" fo:country="UA"/>
    </style:style>
    <style:style style:name="P43" style:parent-style-name="Standard" style:family="paragraph">
      <style:paragraph-properties fo:text-align="end" fo:margin-bottom="0in"/>
      <style:text-properties fo:color="#000000" fo:font-size="1pt" style:font-size-asian="1pt" fo:language="uk" fo:country="UA"/>
    </style:style>
    <style:style style:name="P44" style:parent-style-name="Standard" style:family="paragraph">
      <style:paragraph-properties fo:text-align="end" fo:margin-bottom="0in"/>
      <style:text-properties fo:color="#000000" fo:font-size="1pt" style:font-size-asian="1pt" fo:language="uk" fo:country="UA"/>
    </style:style>
    <style:style style:name="P45" style:parent-style-name="Standard" style:family="paragraph">
      <style:paragraph-properties fo:text-align="end" fo:margin-bottom="0in"/>
      <style:text-properties fo:color="#000000" fo:font-size="1pt" style:font-size-asian="1pt" fo:language="uk" fo:country="UA"/>
    </style:style>
    <style:style style:name="P46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47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48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49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0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1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2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3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4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5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6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7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8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9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0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1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2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3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4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5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6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7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8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9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0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1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2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3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4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5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6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7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8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9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80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81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82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83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84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85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86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87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88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89" style:parent-style-name="Standard" style:family="paragraph">
      <style:paragraph-properties fo:text-align="center" fo:margin-bottom="0in"/>
      <style:text-properties style:font-name="Times New Roman" style:font-name-complex="Times New Roman" fo:font-weight="bold" style:font-weight-asian="bold" fo:color="#000000" fo:font-size="14pt" style:font-size-asian="14pt" fo:language="ru" fo:country="RU"/>
    </style:style>
    <style:style style:name="P90" style:parent-style-name="Standard" style:family="paragraph">
      <style:paragraph-properties fo:text-align="center" fo:margin-bottom="0in"/>
      <style:text-properties style:font-name="Times New Roman" style:font-name-complex="Times New Roman" fo:font-weight="bold" style:font-weight-asian="bold" fo:color="#000000" fo:font-size="14pt" style:font-size-asian="14pt" fo:language="ru" fo:country="RU"/>
    </style:style>
    <style:style style:name="P91" style:parent-style-name="Standard" style:family="paragraph">
      <style:paragraph-properties fo:text-align="center" fo:margin-bottom="0in"/>
      <style:text-properties style:font-name="Times New Roman" style:font-name-complex="Times New Roman" fo:font-weight="bold" style:font-weight-asian="bold" fo:color="#000000" fo:font-size="14pt" style:font-size-asian="14pt" fo:language="ru" fo:country="RU"/>
    </style:style>
    <style:style style:name="P92" style:parent-style-name="Standard" style:family="paragraph">
      <style:paragraph-properties fo:text-align="center" fo:margin-bottom="0in"/>
    </style:style>
    <style:style style:name="T93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fo:language="uk" fo:country="UA"/>
    </style:style>
    <style:style style:name="P94" style:parent-style-name="Standard" style:family="paragraph">
      <style:paragraph-properties fo:margin-bottom="0in"/>
    </style:style>
    <style:style style:name="T9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96" style:parent-style-name="Standard" style:family="paragraph">
      <style:paragraph-properties fo:margin-bottom="0in"/>
    </style:style>
    <style:style style:name="T97" style:parent-style-name="Основнойшрифтабзаца" style:family="text">
      <style:text-properties fo:language="uk" fo:country="UA" style:language-asian="uk" style:country-asian="UA"/>
    </style:style>
    <style:style style:name="P98" style:parent-style-name="Standard" style:family="paragraph">
      <style:paragraph-properties fo:margin-bottom="0in"/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99" style:parent-style-name="Standard" style:family="paragraph">
      <style:paragraph-properties fo:margin-bottom="0in"/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100" style:parent-style-name="Standard" style:family="paragraph">
      <style:paragraph-properties fo:margin-bottom="0in"/>
      <style:text-properties fo:font-size="10pt" style:font-size-asian="10pt" style:font-size-complex="10pt" fo:language="ru" fo:country="RU"/>
    </style:style>
    <style:style style:name="P10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0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0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0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0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0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0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0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0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0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0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0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0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0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0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70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7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7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7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7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7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7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7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7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7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80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8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8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8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8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8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8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8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8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8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90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9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9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9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9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9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9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9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9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9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00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0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0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0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0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0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0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0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0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0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10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1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1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1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1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15" style:parent-style-name="Standard" style:family="paragraph">
      <style:paragraph-properties fo:margin-bottom="0in"/>
    </style:style>
    <style:style style:name="T216" style:parent-style-name="Основнойшрифтабзаца" style:family="text">
      <style:text-properties fo:font-size="10pt" style:font-size-asian="10pt" style:font-size-complex="10pt"/>
    </style:style>
    <style:style style:name="T217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218" style:parent-style-name="Основнойшрифтабзаца" style:family="text">
      <style:text-properties fo:font-size="10pt" style:font-size-asian="10pt" style:font-size-complex="10pt"/>
    </style:style>
    <style:style style:name="T219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220" style:parent-style-name="Основнойшрифтабзаца" style:family="text">
      <style:text-properties fo:font-size="10pt" style:font-size-asian="10pt" style:font-size-complex="10pt"/>
    </style:style>
    <style:style style:name="T221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P222" style:parent-style-name="Standard" style:family="paragraph">
      <style:paragraph-properties fo:margin-bottom="0in"/>
    </style:style>
    <style:style style:name="T223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224" style:parent-style-name="Основнойшрифтабзаца" style:family="text">
      <style:text-properties fo:font-size="10pt" style:font-size-asian="10pt" style:font-size-complex="10pt"/>
    </style:style>
    <style:style style:name="T225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226" style:parent-style-name="Основнойшрифтабзаца" style:family="text">
      <style:text-properties fo:font-size="10pt" style:font-size-asian="10pt" style:font-size-complex="10pt"/>
    </style:style>
    <style:style style:name="T227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228" style:parent-style-name="Основнойшрифтабзаца" style:family="text">
      <style:text-properties fo:font-size="10pt" style:font-size-asian="10pt" style:font-size-complex="10pt"/>
    </style:style>
    <style:style style:name="T229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P230" style:parent-style-name="Standard" style:family="paragraph">
      <style:paragraph-properties fo:margin-bottom="0in"/>
    </style:style>
    <style:style style:name="T231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232" style:parent-style-name="Основнойшрифтабзаца" style:family="text">
      <style:text-properties fo:font-size="10pt" style:font-size-asian="10pt" style:font-size-complex="10pt"/>
    </style:style>
    <style:style style:name="T233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234" style:parent-style-name="Основнойшрифтабзаца" style:family="text">
      <style:text-properties fo:font-size="10pt" style:font-size-asian="10pt" style:font-size-complex="10pt"/>
    </style:style>
    <style:style style:name="T235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236" style:parent-style-name="Основнойшрифтабзаца" style:family="text">
      <style:text-properties fo:font-size="10pt" style:font-size-asian="10pt" style:font-size-complex="10pt"/>
    </style:style>
    <style:style style:name="T237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P238" style:parent-style-name="Standard" style:family="paragraph">
      <style:paragraph-properties fo:margin-bottom="0in"/>
    </style:style>
    <style:style style:name="T239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240" style:parent-style-name="Основнойшрифтабзаца" style:family="text">
      <style:text-properties fo:font-size="10pt" style:font-size-asian="10pt" style:font-size-complex="10pt"/>
    </style:style>
    <style:style style:name="P24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4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4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4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4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4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4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4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49" style:parent-style-name="Standard" style:family="paragraph">
      <style:paragraph-properties fo:margin-bottom="0in"/>
    </style:style>
    <style:style style:name="T250" style:parent-style-name="Основнойшрифтабзаца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10">М</text:span><text:span text:style-name="T11">ІНІСТЕРСТВО ОСВІТИ І НАУКИ УКРАЇНИ</text:span></text:p>
      <text:p text:style-name="P12">Національний технічний університет України</text:p>
      <text:p text:style-name="P13">«Київський Політехнічний Інститут»</text:p>
      <text:p text:style-name="P14">Факультет інформатики та обчислювальної техніки</text:p>
      <text:p text:style-name="P15">Кафедра обчислювальної<text:s/>техніки</text:p>
      <text:p text:style-name="P16"/>
      <text:p text:style-name="P17"/>
      <text:p text:style-name="P18"/>
      <text:p text:style-name="P19"><text:span text:style-name="T20">Лабораторна робота №</text:span><text:span text:style-name="T21">4</text:span></text:p>
      <text:p text:style-name="P22">з дисципліни «Методи оптимізації і планування експерименту»</text:p>
      <text:p text:style-name="P23"><text:span text:style-name="T24">на тему“</text:span><text:span text:style-name="T25">Проведен</text:span><text:span text:style-name="T26">ня трьохфакторного експерименту</text:span><text:span text:style-name="T27"><text:s/></text:span><text:span text:style-name="T28">при використанні рівняння регресії з урахуванням ефекту взаємодії.</text:span><text:span text:style-name="T29">”</text:span></text:p>
      <text:p text:style-name="P30"/>
      <text:p text:style-name="P31"/>
      <text:p text:style-name="P32"/>
      <text:p text:style-name="P33"/>
      <text:p text:style-name="P34">Виконав:</text:p>
      <text:p text:style-name="P35">студент 2-го курсу ФІОТ</text:p>
      <text:p text:style-name="P36"><text:span text:style-name="T37">групи ІО-82</text:span></text:p>
      <text:p text:style-name="P38">Шевчук О. Б.</text:p>
      <text:p text:style-name="P39">Номер у<text:s/>списку: 24</text:p>
      <text:p text:style-name="P40"/>
      <text:p text:style-name="P41">Перевірив:</text:p>
      <text:p text:style-name="P42">Регіда П. Г.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><text:span text:style-name="T93">Київ – 2020</text:span></text:p>
      <text:p text:style-name="P94"><text:span text:style-name="T95">Варіант</text:span></text:p>
      <text:p text:style-name="P96"><text:span text:style-name="T97"><draw:frame draw:style-name="a0" draw:name="Рисунок 1" text:anchor-type="as-char" svg:x="0in" svg:y="0in" svg:width="4.70833in" svg:height="0.25in" style:rel-width="scale" style:rel-height="scale"><draw:image xlink:href="media/image1.png" xlink:type="simple" xlink:show="embed" xlink:actuate="onLoad"/><svg:title/><svg:desc/></draw:frame></text:span></text:p>
      <text:p text:style-name="P98"/>
      <text:p text:style-name="P99">Лістинг коду програми</text:p>
      <text:p text:style-name="P100"/>
      <text:p text:style-name="P101">import numpy as np<text:bookmark-start text:name="_GoBack"/><text:bookmark-end text:name="_GoBack"/></text:p>
      <text:p text:style-name="P102">from scipy.stats import t, f</text:p>
      <text:p text:style-name="P103">from itertools import product, combinations</text:p>
      <text:p text:style-name="P104"/>
      <text:p text:style-name="P105">np.set_printoptions(formatter={"float_kind": lambda x: '%.2f'%(x)})</text:p>
      <text:p text:style-name="P106"/>
      <text:p text:style-name="P107">def normalise(factors, def_matrx):</text:p>
      <text:p text:style-name="P108"><text:s text:c="4"/>X0 = np.mean(def_matrx, axis=1)</text:p>
      <text:p text:style-name="P109"><text:s text:c="4"/>delta = np.array([(def_matrx[i, 1] - X0[i]) for i in range(len(factors[0]))])</text:p>
      <text:p text:style-name="P110"><text:s text:c="4"/>X_norm = np.array(</text:p>
      <text:p text:style-name="P111"><text:s text:c="8"/>[[round((factors[i, j] - X0[j]) / delta[j], 3) for j in range(len(factors[i]))]</text:p>
      <text:p text:style-name="P112"><text:s text:c="9"/>for i in range(len(factors))])</text:p>
      <text:p text:style-name="P113"><text:s text:c="4"/>return X_norm</text:p>
      <text:p text:style-name="P114"/>
      <text:p text:style-name="P115"/>
      <text:p text:style-name="P116">def cohran(Y_matrix):</text:p>
      <text:p text:style-name="P117"><text:s text:c="4"/>fish = fisher(0.95, N, m, 1)</text:p>
      <text:p text:style-name="P118"><text:s text:c="4"/>mean_Y = np.mean(Y_matrix, axis=1)</text:p>
      <text:p text:style-name="P119"><text:s text:c="4"/>dispersion_Y = np.mean((Y_matrix.T - mean_Y) ** 2, axis=0)</text:p>
      <text:p text:style-name="P120"><text:s text:c="4"/>Gp = np.max(dispersion_Y) / (np.sum(dispersion_Y))</text:p>
      <text:p text:style-name="P121"><text:s text:c="4"/>Gt = fish / (fish + (m - 1) - 2)</text:p>
      <text:p text:style-name="P122"><text:s text:c="4"/>return Gp &lt; Gt</text:p>
      <text:p text:style-name="P123"/>
      <text:p text:style-name="P124"/>
      <text:p text:style-name="P125">def student(prob, n, m):</text:p>
      <text:p text:style-name="P126"><text:s text:c="4"/>x_vec = [i*0.0001 for i in range(int(5/0.0001))]</text:p>
      <text:p text:style-name="P127"><text:s text:c="4"/>par = 0.5 + prob/0.1*0.05</text:p>
      <text:p text:style-name="P128"><text:s text:c="4"/>f3 = (m - 1) * n</text:p>
      <text:p text:style-name="P129"><text:s text:c="4"/>for i in x_vec:</text:p>
      <text:p text:style-name="P130"><text:s text:c="8"/>if abs(t.cdf(i, f3) - par) &lt; 0.000005:</text:p>
      <text:p text:style-name="P131"><text:s text:c="12"/>return i</text:p>
      <text:p text:style-name="P132"/>
      <text:p text:style-name="P133"/>
      <text:p text:style-name="P134">def students_t_test(norm_matrix, Y_matrix):</text:p>
      <text:p text:style-name="P135"><text:s text:c="4"/>mean_Y = np.mean(Y_matrix, axis=1)</text:p>
      <text:p text:style-name="P136"><text:s text:c="4"/>dispersion_Y = np.mean((Y_matrix.T - mean_Y) ** 2, axis=0)</text:p>
      <text:p text:style-name="P137"><text:s text:c="4"/>mean_dispersion = np.mean(dispersion_Y)</text:p>
      <text:p text:style-name="P138"><text:s text:c="4"/>sigma = np.sqrt(mean_dispersion / (N * m))</text:p>
      <text:p text:style-name="P139"><text:s text:c="4"/>beta = np.mean(norm_matrix.T * mean_Y, axis=1)</text:p>
      <text:p text:style-name="P140"><text:s text:c="4"/>t = np.abs(beta) / sigma</text:p>
      <text:p text:style-name="P141"><text:s text:c="4"/>if (m - 1) * N &gt; 32:</text:p>
      <text:p text:style-name="P142"><text:s text:c="8"/>return np.where(t &gt; student(0.95, N, m))</text:p>
      <text:p text:style-name="P143"><text:s text:c="4"/>return np.where(t &gt; student(0.95, N, m))</text:p>
      <text:p text:style-name="P144"/>
      <text:p text:style-name="P145"/>
      <text:p text:style-name="P146">def fisher(prob, n, m, d):</text:p>
      <text:p text:style-name="P147"><text:s text:c="4"/>x_vec = [i*0.001 for i in range(int(10/0.001))]</text:p>
      <text:p text:style-name="P148"><text:s text:c="4"/>f3 = (m - 1) * n</text:p>
      <text:p text:style-name="P149"><text:s text:c="4"/>for i in x_vec:</text:p>
      <text:p text:style-name="P150"><text:s text:c="8"/>if abs(f.cdf(i, n-d, f3) - prob) &lt; 0.0001:</text:p>
      <text:p text:style-name="P151"><text:s text:c="12"/>return i</text:p>
      <text:p text:style-name="P152"/>
      <text:p text:style-name="P153"/>
      <text:p text:style-name="P154">def fisher_criteria(Y_matrix, d):</text:p>
      <text:p text:style-name="P155"><text:s text:c="4"/>if d == N:</text:p>
      <text:p text:style-name="P156"><text:s text:c="8"/>return False</text:p>
      <text:p text:style-name="P157"><text:s text:c="4"/>sad = m / (N - d) * np.mean(check1 - mean_Y)</text:p>
      <text:p text:style-name="P158"><text:s text:c="4"/>mean_dispersion = np.mean(np.mean((Y_matrix.T - mean_Y) ** 2, axis=0))</text:p>
      <text:p text:style-name="P159"><text:s text:c="4"/>Fp = sad / mean_dispersion</text:p>
      <text:p text:style-name="P160"><text:s text:c="4"/>if (m - 1) * N &gt; 32:</text:p>
      <text:p text:style-name="P161"><text:s text:c="8"/>if N - d &gt; 6:</text:p>
      <text:p text:style-name="P162"><text:s text:c="12"/>return fisher(0.95, N, m, d)</text:p>
      <text:p text:style-name="P163"><text:s text:c="8"/>return Fp &lt; fisher(0.95, N, m, d)</text:p>
      <text:p text:style-name="P164"><text:s text:c="4"/>if N - d &gt; 6:</text:p>
      <text:p text:style-name="P165"><text:s text:c="8"/>return Fp &lt; fisher(0.95, N, m, d)</text:p>
      <text:p text:style-name="P166"><text:s text:c="4"/>return Fp &lt; fisher(0.95, N, m, d)</text:p>
      <text:p text:style-name="P167"/>
      <text:p text:style-name="P168">m = 6</text:p>
      <text:p text:style-name="P169">N = 8</text:p>
      <text:p text:style-name="P170">x1min, x1max = -30, 0</text:p>
      <text:p text:style-name="P171">x2min, x2max = -15, 35</text:p>
      <text:p text:style-name="P172">x3min, x3max = -30, -25</text:p>
      <text:p text:style-name="P173">def_matrx = np.array([[x1min, x1max], [x2min, x2max], [x3min, x3max]])</text:p>
      <text:p text:style-name="P174">norm_factors = np.array(list(product("01", repeat=3)), dtype=np.int)</text:p>
      <text:p text:style-name="P175">norm_factors[norm_factors == 0] = -1</text:p>
      <text:p text:style-name="P176">norm_factors = np.insert(norm_factors, 0, 1, axis=1)</text:p>
      <text:p text:style-name="P177">factors = np.empty((8, 3))</text:p>
      <text:p text:style-name="P178">for i in range(len(norm_factors)):</text:p>
      <text:p text:style-name="P179"><text:s text:c="4"/>for j in range(1, len(norm_factors[i])):</text:p>
      <text:p text:style-name="P180"><text:s text:c="8"/>if j == 1:</text:p>
      <text:p text:style-name="P181"><text:s text:c="12"/>if norm_factors[i, j] == -1:</text:p>
      <text:p text:style-name="P182"><text:s text:c="16"/>factors[i, j-1] = 10</text:p>
      <text:p text:style-name="P183"><text:s text:c="12"/>elif norm_factors[i, j] == 1:</text:p>
      <text:p text:style-name="P184"><text:s text:c="16"/>factors[i, j-1] = 60</text:p>
      <text:p text:style-name="P185"><text:s text:c="8"/>elif j == 2:</text:p>
      <text:p text:style-name="P186"><text:s text:c="12"/>if norm_factors[i, j] == -1:</text:p>
      <text:p text:style-name="P187"><text:s text:c="16"/>factors[i, j-1] = -35</text:p>
      <text:p text:style-name="P188"><text:s text:c="12"/>elif norm_factors[i, j] == 1:</text:p>
      <text:p text:style-name="P189"><text:s text:c="16"/>factors[i, j-1] = 15</text:p>
      <text:p text:style-name="P190"><text:s text:c="8"/>elif j == 3:</text:p>
      <text:p text:style-name="P191"><text:s text:c="12"/>if norm_factors[i, j] == -1:</text:p>
      <text:p text:style-name="P192"><text:s text:c="16"/>factors[i, j-1] = 10</text:p>
      <text:p text:style-name="P193"><text:s text:c="12"/>elif norm_factors[i, j] == 1:</text:p>
      <text:p text:style-name="P194"><text:s text:c="16"/>factors[i, j-1] = 15</text:p>
      <text:p text:style-name="P195">factors = np.insert(factors, 0, 1, axis=1)</text:p>
      <text:p text:style-name="P196">Y_matrix = np.random.randint(200 + np.mean(def_matrx, axis=0)[0],</text:p>
      <text:p text:style-name="P197"><text:s text:c="29"/>200 + np.mean(def_matrx, axis=0)[1], size=(N, m))</text:p>
      <text:p text:style-name="P198">mean_Y = np.mean(Y_matrix, axis=1)</text:p>
      <text:p text:style-name="P199">combination = list(combinations(range(1, 4), 2))</text:p>
      <text:p text:style-name="P200">for i in combination:</text:p>
      <text:p text:style-name="P201"><text:s text:c="4"/>factors = np.append(factors, np.reshape(factors[:, i[0]]*factors[:, i[1]], (8, 1)), axis=1)</text:p>
      <text:p text:style-name="P202"><text:s text:c="4"/>norm_factors = np.append(norm_factors, np.reshape(norm_factors[:, i[0]]*norm_factors[:, i[1]], (8, 1)), axis=1)</text:p>
      <text:p text:style-name="P203">factors = np.append(factors, np.reshape(factors[:, 1]*factors[:, 2]*factors[:, 3], (8, 1)), axis=1)</text:p>
      <text:p text:style-name="P204">norm_factors = np.append(norm_factors, np.reshape(norm_factors[:, 1]*norm_factors[:, 2]*norm_factors[:, 3], (8, 1)), axis=1)</text:p>
      <text:p text:style-name="P205"/>
      <text:p text:style-name="P206">if cohran(Y_matrix):</text:p>
      <text:p text:style-name="P207"><text:s text:c="4"/>b_natural = np.linalg.lstsq(factors, mean_Y, rcond=None)[0]</text:p>
      <text:p text:style-name="P208"><text:s text:c="4"/>b_norm = np.linalg.lstsq(norm_factors, mean_Y, rcond=None)[0]</text:p>
      <text:p text:style-name="P209"><text:s text:c="4"/>check1 = np.sum(b_natural * factors, axis=1)</text:p>
      <text:p text:style-name="P210"><text:s text:c="4"/>check2 = np.sum(b_norm * norm_factors, axis=1)</text:p>
      <text:p text:style-name="P211"><text:s text:c="4"/>indexes = students_t_test(norm_factors, Y_matrix)</text:p>
      <text:p text:style-name="P212"><text:s text:c="4"/>print("Фактори: \n", factors)</text:p>
      <text:p text:style-name="P213"><text:s text:c="4"/>print("Нормована матриця факторів: \n", norm_factors)</text:p>
      <text:p text:style-name="P214"><text:s text:c="4"/>print("Функції відгуку: \n", Y_matrix)</text:p>
      <text:p text:style-name="P215"><text:span text:style-name="T216"><text:s text:c="4"/>print</text:span><text:span text:style-name="T217">("Середні значення У: ",<text:s/></text:span><text:span text:style-name="T218">mean</text:span><text:span text:style-name="T219">_</text:span><text:span text:style-name="T220">Y</text:span><text:span text:style-name="T221">)</text:span></text:p>
      <text:p text:style-name="P222"><text:span text:style-name="T223"><text:s text:c="4"/></text:span><text:span text:style-name="T224">print</text:span><text:span text:style-name="T225">("Натуралізовані коефіціенти: ",<text:s/></text:span><text:span text:style-name="T226">b</text:span><text:span text:style-name="T227">_</text:span><text:span text:style-name="T228">natural</text:span><text:span text:style-name="T229">)</text:span></text:p>
      <text:p text:style-name="P230"><text:span text:style-name="T231"><text:s text:c="4"/></text:span><text:span text:style-name="T232">print</text:span><text:span text:style-name="T233">("Нормовані коефіціенти: ",<text:s/></text:span><text:span text:style-name="T234">b</text:span><text:span text:style-name="T235">_</text:span><text:span text:style-name="T236">norm</text:span><text:span text:style-name="T237">)</text:span></text:p>
      <text:p text:style-name="P238"><text:span text:style-name="T239"><text:s text:c="4"/></text:span><text:span text:style-name="T240">print("Перевірка 1: ", check1)</text:span></text:p>
      <text:p text:style-name="P241"><text:s text:c="4"/>print("Перевірка 2: ", check2)</text:p>
      <text:p text:style-name="P242"><text:s text:c="4"/>print("Індекси коефіціентів, які задовольняють критерію Стьюдента: ", np.array(indexes)[0])</text:p>
      <text:p text:style-name="P243"><text:s text:c="4"/>print("Критерій Стьюдента: ", np.sum(b_natural[indexes] * np.reshape(factors[:, indexes], (N, np.size(indexes))), axis=1))</text:p>
      <text:p text:style-name="P244"><text:s text:c="4"/>if fisher_criteria(Y_matrix, np.size(indexes)):</text:p>
      <text:p text:style-name="P245"><text:s text:c="8"/>print("Рівняння регресії є адекватним оригіналу.")</text:p>
      <text:p text:style-name="P246"><text:s text:c="4"/>else:</text:p>
      <text:p text:style-name="P247"><text:s text:c="8"/>print("Рівняння регресії не є адекватним оригіналу.")</text:p>
      <text:p text:style-name="P248">else:</text:p>
      <text:p text:style-name="P249"><text:span text:style-name="T250"><text:s text:c="4"/>print("Дисперсія неоднорідна!"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modern" style:font-pitch="fixed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default-outline-level="2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6%"/>
      <style:text-properties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Основнойтекст2" style:display-name="Основной текст2" style:family="paragraph" style:parent-style-name="Standard">
      <style:paragraph-properties fo:widows="0" fo:orphans="0" fo:text-align="center" fo:margin-bottom="1.375in" fo:line-height="0.2402in" fo:text-indent="-0.3611in" fo:background-color="#FFFFFF"/>
      <style:text-properties style:font-name="Times New Roman" style:font-name-complex="Times New Roman" fo:font-size="9.5pt" style:font-size-asian="9.5pt" style:font-size-complex="9.5pt" fo:language="ru" fo:country="RU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language="en" fo:country="US"/>
    </style:style>
    <style:style style:name="НижнийколонтитулЗнак" style:display-name="Нижний колонтитул Знак" style:family="text" style:parent-style-name="Основнойшрифтабзаца">
      <style:text-properties fo:language="en" fo:country="US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 fo:language="en" fo:country="US"/>
    </style:style>
    <style:style style:name="Основнойтекст_" style:display-name="Основной текст_" style:family="text" style:parent-style-name="Основнойшрифтабзаца">
      <style:text-properties style:font-name="Times New Roman" style:font-name-complex="Times New Roman" fo:font-size="9.5pt" style:font-size-asian="9.5pt" style:font-size-complex="9.5pt" fo:background-color="#FFFFFF"/>
    </style:style>
    <style:style style:name="ОсновнойтекстПолужирный" style:display-name="Основной текст + Полужирный" style:family="text" style:parent-style-name="Основнойтекст_">
      <style:text-properties style:font-name="Times New Roman" style:font-name-complex="Times New Roman" fo:color="#000000" fo:letter-spacing="normal" style:text-scale="100%" fo:font-size="9.5pt" style:font-size-asian="9.5pt" style:font-size-complex="9.5pt" fo:background-color="#FFFFFF" fo:language="uk" fo:country="UA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en" fo:country="US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ypenamelink" style:display-name="typenamelink" style:family="text" style:parent-style-name="Основнойшрифтабзаца"/>
    <style:style style:name="apple-converted-space" style:display-name="apple-converted-space" style:family="text" style:parent-style-name="Основнойшрифтабзаца"/>
    <style:style style:name="membernamelink" style:display-name="membernamelink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Calibri" style:font-name-complex="DejaVu Sans" fo:color="#2E74B5" fo:font-size="16pt" style:font-size-asian="16pt" style:font-size-complex="16pt" fo:language="en" fo:country="US"/>
    </style:style>
    <style:style style:name="typenamelink1" style:display-name="typenamelink1" style:family="text" style:parent-style-name="Основнойшрифтабзаца">
      <style:text-properties fo:font-weight="bold" style:font-weight-asian="bold" style:font-weight-complex="bold"/>
    </style:style>
    <style:style style:name="membernamelink1" style:display-name="membernamelink1" style:family="text" style:parent-style-name="Основнойшрифтабзаца">
      <style:text-properties fo:font-weight="bold" style:font-weight-asian="bold" style:font-weight-complex="bold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asian="Times New Roman" style:font-name-complex="Times New Roman" fo:font-weight="bold" style:font-weight-asian="bold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fo:font-size="11pt" style:font-size-asian="11pt" style:font-size-complex="14pt" style:text-underline-type="none" style:text-underline-color="font-color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>
      <style:text-properties style:font-name-complex="Times New Roman"/>
    </style:style>
    <style:style style:name="ListLabel11" style:display-name="ListLabel 11" style:family="text">
      <style:text-properties style:font-name-complex="Times New Roman"/>
    </style:style>
    <style:style style:name="ListLabel12" style:display-name="ListLabel 12" style:family="text">
      <style:text-properties style:font-name-complex="Times New Roman"/>
    </style:style>
    <style:style style:name="ListLabel13" style:display-name="ListLabel 13" style:family="text">
      <style:text-properties style:font-name-asian="Times New Roman" style:font-name-complex="Times New Roman" fo:font-weight="bold" style:font-weight-asian="bold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fo:font-size="11pt" style:font-size-asian="11pt" style:font-size-complex="14pt" style:text-underline-type="none" style:text-underline-color="font-color"/>
    </style:style>
    <style:style style:name="ListLabel14" style:display-name="ListLabel 14" style:family="text">
      <style:text-properties style:font-name-complex="Times New Roman"/>
    </style:style>
    <style:style style:name="ListLabel15" style:display-name="ListLabel 15" style:family="text">
      <style:text-properties style:font-name-complex="Times New Roman"/>
    </style:style>
    <style:style style:name="ListLabel16" style:display-name="ListLabel 16" style:family="text">
      <style:text-properties style:font-name-complex="Times New Roman"/>
    </style:style>
    <style:style style:name="ListLabel17" style:display-name="ListLabel 17" style:family="text">
      <style:text-properties style:font-name-complex="Times New Roman"/>
    </style:style>
    <style:style style:name="ListLabel18" style:display-name="ListLabel 18" style:family="text">
      <style:text-properties style:font-name-complex="Times New Roman"/>
    </style:style>
    <style:style style:name="ListLabel19" style:display-name="ListLabel 19" style:family="text">
      <style:text-properties style:font-name-complex="Times New Roman"/>
    </style:style>
    <style:style style:name="ListLabel20" style:display-name="ListLabel 20" style:family="text">
      <style:text-properties style:font-name-complex="Times New Roman"/>
    </style:style>
    <style:style style:name="ListLabel21" style:display-name="ListLabel 21" style:family="text">
      <style:text-properties style:font-name-complex="Times New Roman"/>
    </style:style>
    <style:style style:name="ListLabel22" style:display-name="ListLabel 22" style:family="text">
      <style:text-properties fo:font-weight="bold" style:font-weight-asian="bold"/>
    </style:style>
    <style:style style:name="ListLabel23" style:display-name="ListLabel 23" style:family="text">
      <style:text-properties fo:font-weight="bold" style:font-weight-asian="bold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asian="Calibri" style:font-name-complex="Times New Roman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asian="Calibri" style:font-name-complex="Times New Roman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fo:font-weight="bold" style:font-weight-asian="bold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/>
      </text:list-level-style-bullet>
      <text:list-level-style-bullet text:level="2" text:style-name="WW_CharLFO2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2" style:display-name="WWNum2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LVL1" style:family="text">
      <style:text-properties style:font-name-asian="Times New Roman" style:font-name-complex="Times New Roman" fo:font-weight="bold" style:font-weight-asian="bold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fo:font-size="11pt" style:font-size-asian="11pt" style:font-size-complex="14pt" style:text-underline-type="none" style:text-underline-color="font-color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Num3" style:display-name="WWNum3">
      <text:list-level-style-number text:level="1" text:style-name="WW_CharLFO4LVL1" style:num-suffix="." style:num-format="1">
        <style:list-level-properties/>
      </text:list-level-style-number>
      <text:list-level-style-number text:level="2" text:style-name="WW_CharLFO4LVL2" style:num-suffix="​" style:num-format="">
        <style:list-level-properties/>
      </text:list-level-style-number>
      <text:list-level-style-number text:level="3" text:style-name="WW_CharLFO4LVL3" style:num-suffix="​" style:num-format="">
        <style:list-level-properties/>
      </text:list-level-style-number>
      <text:list-level-style-number text:level="4" text:style-name="WW_CharLFO4LVL4" style:num-suffix="​" style:num-format="">
        <style:list-level-properties/>
      </text:list-level-style-number>
      <text:list-level-style-number text:level="5" text:style-name="WW_CharLFO4LVL5" style:num-suffix="​" style:num-format="">
        <style:list-level-properties/>
      </text:list-level-style-number>
      <text:list-level-style-number text:level="6" text:style-name="WW_CharLFO4LVL6" style:num-suffix="​" style:num-format="">
        <style:list-level-properties/>
      </text:list-level-style-number>
      <text:list-level-style-number text:level="7" text:style-name="WW_CharLFO4LVL7" style:num-suffix="​" style:num-format="">
        <style:list-level-properties/>
      </text:list-level-style-number>
      <text:list-level-style-number text:level="8" text:style-name="WW_CharLFO4LVL8" style:num-suffix="​" style:num-format="">
        <style:list-level-properties/>
      </text:list-level-style-number>
      <text:list-level-style-number text:level="9" text:style-name="WW_CharLFO4LVL9" style:num-suffix="​" style:num-format="">
        <style:list-level-properties/>
      </text:list-level-style-number>
    </text:list-style>
    <text:list-style style:name="WWNum4" style:display-name="WWNum4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5" style:display-name="WWNum5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6" style:display-name="WWNum6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9LVL1" style:family="text">
      <style:text-properties style:font-name-asian="Times New Roman" style:font-name-complex="Times New Roman" fo:font-weight="bold" style:font-weight-asian="bold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fo:font-size="11pt" style:font-size-asian="11pt" style:font-size-complex="14pt" style:text-underline-type="none" style:text-underline-color="font-color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text:list-style style:name="WWNum8" style:display-name="WWNum8">
      <text:list-level-style-number text:level="1" text:style-name="WW_CharLFO9LVL1" style:num-suffix="." style:num-format="1">
        <style:list-level-properties/>
      </text:list-level-style-number>
      <text:list-level-style-number text:level="2" text:style-name="WW_CharLFO9LVL2" style:num-suffix="​" style:num-format="">
        <style:list-level-properties/>
      </text:list-level-style-number>
      <text:list-level-style-number text:level="3" text:style-name="WW_CharLFO9LVL3" style:num-suffix="​" style:num-format="">
        <style:list-level-properties/>
      </text:list-level-style-number>
      <text:list-level-style-number text:level="4" text:style-name="WW_CharLFO9LVL4" style:num-suffix="​" style:num-format="">
        <style:list-level-properties/>
      </text:list-level-style-number>
      <text:list-level-style-number text:level="5" text:style-name="WW_CharLFO9LVL5" style:num-suffix="​" style:num-format="">
        <style:list-level-properties/>
      </text:list-level-style-number>
      <text:list-level-style-number text:level="6" text:style-name="WW_CharLFO9LVL6" style:num-suffix="​" style:num-format="">
        <style:list-level-properties/>
      </text:list-level-style-number>
      <text:list-level-style-number text:level="7" text:style-name="WW_CharLFO9LVL7" style:num-suffix="​" style:num-format="">
        <style:list-level-properties/>
      </text:list-level-style-number>
      <text:list-level-style-number text:level="8" text:style-name="WW_CharLFO9LVL8" style:num-suffix="​" style:num-format="">
        <style:list-level-properties/>
      </text:list-level-style-number>
      <text:list-level-style-number text:level="9" text:style-name="WW_CharLFO9LVL9" style:num-suffix="​" style:num-format="">
        <style:list-level-properties/>
      </text:list-level-style-number>
    </text:list-style>
    <style:style style:name="WW_CharLFO10LVL1" style:family="text">
      <style:text-properties fo:font-weight="bold" style:font-weight-asian="bold"/>
    </style:style>
    <text:list-style style:name="WWNum9" style:display-name="WWNum9">
      <text:list-level-style-number text:level="1" text:style-name="WW_CharLFO10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1" style:display-name="WW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2" style:display-name="WW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3" style:display-name="WW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4" style:display-name="WWNum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6LVL1" style:family="text">
      <style:text-properties fo:font-weight="bold" style:font-weight-asian="bold"/>
    </style:style>
    <text:list-style style:name="WWNum15" style:display-name="WWNum15">
      <text:list-level-style-number text:level="1" text:style-name="WW_CharLFO16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7LVL2" style:family="text">
      <style:text-properties style:font-name="Times New Roman" style:font-name-complex="Courier New"/>
    </style:style>
    <style:style style:name="WW_CharLFO17LVL5" style:family="text">
      <style:text-properties style:font-name="Times New Roman" style:font-name-complex="Courier New"/>
    </style:style>
    <style:style style:name="WW_CharLFO17LVL8" style:family="text">
      <style:text-properties style:font-name="Times New Roman" style:font-name-complex="Courier New"/>
    </style:style>
    <text:list-style style:name="WWNum16" style:display-name="WWNum16">
      <text:list-level-style-bullet text:level="1" text:bullet-char="">
        <style:list-level-properties/>
      </text:list-level-style-bullet>
      <text:list-level-style-bullet text:level="2" text:style-name="WW_CharLFO17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7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7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8LVL1" style:family="text">
      <style:text-properties style:font-name="Times New Roman" style:font-name-asian="Calibri" style:font-name-complex="Times New Roman"/>
    </style:style>
    <style:style style:name="WW_CharLFO18LVL2" style:family="text">
      <style:text-properties style:font-name="Times New Roman" style:font-name-complex="Courier New"/>
    </style:style>
    <style:style style:name="WW_CharLFO18LVL5" style:family="text">
      <style:text-properties style:font-name="Times New Roman" style:font-name-complex="Courier New"/>
    </style:style>
    <style:style style:name="WW_CharLFO18LVL8" style:family="text">
      <style:text-properties style:font-name="Times New Roman" style:font-name-complex="Courier New"/>
    </style:style>
    <text:list-style style:name="WWNum17" style:display-name="WWNum17">
      <text:list-level-style-bullet text:level="1" text:style-name="WW_CharLFO18LVL1" text:bullet-char="•">
        <style:list-level-properties/>
        <style:text-properties style:font-name="Times New Roman"/>
      </text:list-level-style-bullet>
      <text:list-level-style-bullet text:level="2" text:style-name="WW_CharLFO18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8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8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9LVL1" style:family="text">
      <style:text-properties style:font-name="Times New Roman" style:font-name-asian="Calibri" style:font-name-complex="Times New Roman"/>
    </style:style>
    <style:style style:name="WW_CharLFO19LVL2" style:family="text">
      <style:text-properties style:font-name="Times New Roman" style:font-name-complex="Courier New"/>
    </style:style>
    <style:style style:name="WW_CharLFO19LVL5" style:family="text">
      <style:text-properties style:font-name="Times New Roman" style:font-name-complex="Courier New"/>
    </style:style>
    <style:style style:name="WW_CharLFO19LVL8" style:family="text">
      <style:text-properties style:font-name="Times New Roman" style:font-name-complex="Courier New"/>
    </style:style>
    <text:list-style style:name="WWNum18" style:display-name="WWNum18">
      <text:list-level-style-bullet text:level="1" text:style-name="WW_CharLFO19LVL1" text:bullet-char="•">
        <style:list-level-properties/>
        <style:text-properties style:font-name="Times New Roman"/>
      </text:list-level-style-bullet>
      <text:list-level-style-bullet text:level="2" text:style-name="WW_CharLFO19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9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9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0LVL1" style:family="text">
      <style:text-properties fo:font-weight="bold" style:font-weight-asian="bold"/>
    </style:style>
    <text:list-style style:name="WWNum19" style:display-name="WWNum19">
      <text:list-level-style-number text:level="1" text:style-name="WW_CharLFO20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1LVL2" style:family="text">
      <style:text-properties style:font-name="Times New Roman" style:font-name-complex="Courier New"/>
    </style:style>
    <style:style style:name="WW_CharLFO21LVL5" style:family="text">
      <style:text-properties style:font-name="Times New Roman" style:font-name-complex="Courier New"/>
    </style:style>
    <style:style style:name="WW_CharLFO21LVL8" style:family="text">
      <style:text-properties style:font-name="Times New Roman" style:font-name-complex="Courier New"/>
    </style:style>
    <text:list-style style:name="WWNum20" style:display-name="WWNum20">
      <text:list-level-style-bullet text:level="1" text:bullet-char="">
        <style:list-level-properties/>
      </text:list-level-style-bullet>
      <text:list-level-style-bullet text:level="2" text:style-name="WW_CharLFO21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1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1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 fo:margin-left="1.7597in" fo:text-indent="-1.7597in">
        <style:tab-stops>
          <style:tab-stop style:type="center" style:position="6.3in"/>
          <style:tab-stop style:type="right" style:position="6.7284in"/>
        </style:tab-stops>
      </style:paragraph-properties>
    </style:style>
    <style:style style:name="T3" style:parent-style-name="Основнойшрифтабзаца" style:family="text">
      <style:text-properties style:font-name="Times New Roman" style:font-name-complex="Times New Roman" fo:font-weight="bold" style:font-weight-asian="bold" fo:color="#A6A6A6" fo:language="uk" fo:country="UA"/>
    </style:style>
    <style:style style:name="T4" style:parent-style-name="Основнойшрифтабзаца" style:family="text">
      <style:text-properties style:font-name="Times New Roman" style:font-name-complex="Times New Roman" fo:font-weight="bold" style:font-weight-asian="bold" fo:color="#A6A6A6"/>
    </style:style>
    <style:style style:name="T5" style:parent-style-name="Основнойшрифтабзаца" style:family="text">
      <style:text-properties fo:color="#A6A6A6" fo:language="uk" fo:country="UA"/>
    </style:style>
    <style:style style:name="T6" style:parent-style-name="Основнойшрифтабзаца" style:family="text">
      <style:text-properties style:font-name="Times New Roman" style:font-name-complex="Times New Roman" fo:color="#A6A6A6" fo:language="uk" fo:country="UA"/>
    </style:style>
    <style:style style:name="T7" style:parent-style-name="Основнойшрифтабзаца" style:family="text">
      <style:text-properties style:font-name="Times New Roman" style:font-name-complex="Times New Roman" fo:color="#A6A6A6" fo:language="ru" fo:country="RU"/>
    </style:style>
    <style:style style:name="T8" style:parent-style-name="Основнойшрифтабзаца" style:family="text">
      <style:text-properties style:font-name="Times New Roman" style:font-name-complex="Times New Roman" fo:color="#A6A6A6" fo:language="uk" fo:country="UA"/>
    </style:style>
    <style:style style:name="T9" style:parent-style-name="Основнойшрифтабзаца" style:family="text">
      <style:text-properties style:font-name="Times New Roman" style:font-name-complex="Times New Roman" fo:color="#A6A6A6" fo:language="uk" fo:country="UA"/>
    </style:style>
  </office:automatic-styles>
  <office:master-styles>
    <style:master-page style:name="MP0" style:page-layout-name="PL0">
      <style:header>
        <text:p text:style-name="P2"><text:span text:style-name="T3">Лабораторна робота №</text:span><text:span text:style-name="T4">4</text:span><text:span text:style-name="T5"><text:s/></text:span><text:span text:style-name="T6"><text:tab/></text:span><text:span text:style-name="T7"><text:s text:c="15"/></text:span><text:span text:style-name="T8"><text:tab/></text:span><text:span text:style-name="T9"><text:page-number text:fixed="false">4</text:page-number></text:span></text:p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xandr</meta:initial-creator>
    <dc:creator>Alexandr</dc:creator>
    <meta:creation-date>2020-03-31T16:50:00Z</meta:creation-date>
    <dc:date>2020-03-31T16:53:00Z</dc:date>
    <meta:print-date>2020-03-31T16:53:00Z</meta:print-date>
    <meta:template xlink:href="Normal.dotm" xlink:type="simple"/>
    <meta:editing-cycles>5</meta:editing-cycles>
    <meta:editing-duration>PT1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0" meta:word-count="3463" meta:character-count="5427" meta:row-count="16" meta:non-whitespace-character-count="1974"/>
  </office:meta>
</office:document-meta>
</file>